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dale Mono" officeooo:rsid="0006694f" officeooo:paragraph-rsid="0006694f"/>
    </style:style>
    <style:style style:name="P2" style:family="paragraph" style:parent-style-name="Standard">
      <style:text-properties style:font-name="Andale Mono" officeooo:paragraph-rsid="0006694f"/>
    </style:style>
    <style:style style:name="P3" style:family="paragraph" style:parent-style-name="Standard">
      <style:text-properties style:font-name="Andale Mono" officeooo:rsid="0006694f" officeooo:paragraph-rsid="00066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 gcd (int a, int b) {</text:p>
      <text:p text:style-name="P2"><text:s text:c="4"/>while (b) {</text:p>
      <text:p text:style-name="P2"><text:s text:c="8"/>a %= b;</text:p>
      <text:p text:style-name="P2"><text:s text:c="8"/>swap(a, b);</text:p>
      <text:p text:style-name="P2"><text:s text:c="4"/>}</text:p>
      <text:p text:style-name="P2"><text:s text:c="4"/>return a;</text:p>
      <text:p text:style-name="P2">}</text:p>
      <text:p text:style-name="P1"/>
      <text:p text:style-name="P1"/>
      <text:p text:style-name="P1"/>
      <text:p text:style-name="P1">vector&lt;int&gt; extendedGCD(int a, int b) {</text:p>
      <text:p text:style-name="P1"><text:s text:c="4"/>if (!b) {</text:p>
      <text:p text:style-name="P1"><text:s text:c="8"/>vector&lt;int&gt; v = {1, 0, a};</text:p>
      <text:p text:style-name="P1"><text:s text:c="8"/>return v;</text:p>
      <text:p text:style-name="P1"><text:s text:c="4"/>}</text:p>
      <text:p text:style-name="P1"><text:s text:c="4"/>else {</text:p>
      <text:p text:style-name="P1"><text:s text:c="8"/>vector&lt;int&gt; v = extendedGCD(b, a%b);</text:p>
      <text:p text:style-name="P1"><text:s text:c="8"/>int x = v[0], y = v[1], g = v[2];</text:p>
      <text:p text:style-name="P1"><text:s text:c="8"/>vector&lt;int&gt; nv = {y, x-(a/b)*y, g};</text:p>
      <text:p text:style-name="P1"><text:s text:c="8"/>return nv;</text:p>
      <text:p text:style-name="P1"><text:s text:c="4"/>}</text:p>
      <text:p text:style-name="P1">}</text:p>
      <text:p text:style-name="P1"/>
      <text:p text:style-name="P1"/>
      <text:p text:style-name="P1">int extendedGCD(int a, int b, int&amp; x, int&amp; y) {</text:p>
      <text:p text:style-name="P1"><text:s text:c="4"/>if (b == 0) {</text:p>
      <text:p text:style-name="P1"><text:s text:c="8"/>x = 1;</text:p>
      <text:p text:style-name="P1"><text:s text:c="8"/>y = 0;</text:p>
      <text:p text:style-name="P1"><text:s text:c="8"/>return a;</text:p>
      <text:p text:style-name="P1"><text:s text:c="4"/>}</text:p>
      <text:p text:style-name="P1"><text:s text:c="4"/>int x1, y1;</text:p>
      <text:p text:style-name="P1"><text:s text:c="4"/>int d = extendedGCD(b, a % b, x1, y1);</text:p>
      <text:p text:style-name="P1"><text:s text:c="4"/>x = y1;</text:p>
      <text:p text:style-name="P1"><text:s text:c="4"/>y = x1 - y1 * (a / b);</text:p>
      <text:p text:style-name="P1"><text:s text:c="4"/>return d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0:22:19.861818142</meta:creation-date>
    <dc:date>2021-03-29T14:25:15.431123839</dc:date>
    <meta:editing-duration>PT1H28M55S</meta:editing-duration>
    <meta:editing-cycles>11</meta:editing-cycles>
    <meta:generator>LibreOffice/6.4.6.2$Linux_X86_64 LibreOffice_project/40$Build-2</meta:generator>
    <meta:print-date>2021-03-29T14:25:14.022132832</meta:print-date>
    <meta:document-statistic meta:table-count="0" meta:image-count="0" meta:object-count="0" meta:page-count="1" meta:paragraph-count="31" meta:word-count="115" meta:character-count="584" meta:non-whitespace-character-count="356"/>
  </office:meta>
</office:document-meta>
</file>